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settings.xml" manifest:media-type="text/xml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3" manifest:media-type=""/>
  <manifest:file-entry manifest:full-path="ObjectReplacements/Object 4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49" manifest:media-type=""/>
  <manifest:file-entry manifest:full-path="ObjectReplacements/Object 12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80" manifest:media-type=""/>
  <manifest:file-entry manifest:full-path="ObjectReplacements/Object 4" manifest:media-type=""/>
  <manifest:file-entry manifest:full-path="ObjectReplacements/Object 81" manifest:media-type="application/x-openoffice-gdimetafile;windows_formatname=&quot;GDIMetaFile&quot;"/>
  <manifest:file-entry manifest:full-path="ObjectReplacements/Object 5" manifest:media-type=""/>
  <manifest:file-entry manifest:full-path="ObjectReplacements/Object 82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8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0" manifest:media-type=""/>
  <manifest:file-entry manifest:full-path="ObjectReplacements/Object 3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"/>
  <manifest:file-entry manifest:full-path="ObjectReplacements/Object 79" manifest:media-type="application/x-openoffice-gdimetafile;windows_formatname=&quot;GDIMetaFile&quot;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15cm" draw:fill="none" draw:textarea-vertical-align="middle"/>
    </style:style>
    <style:style style:name="gr9" style:family="graphic" style:parent-style-name="standard">
      <style:graphic-properties draw:stroke="solid" draw:stroke-dash="Ultrafine_20_Dashed" svg:stroke-width="0.051cm" draw:marker-start-width="0.276cm" draw:marker-end-width="0.276cm" draw:fill="none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5.5cm" svg:x="12.813cm" svg:y="5.13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1" draw:layer="layout" svg:width="0.875cm" svg:height="0.875cm" svg:x="2.938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503cm" svg:height="0.474cm" svg:x="3.063cm" svg:y="2.411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custom-shape draw:style-name="gr4" draw:text-style-name="P1" draw:layer="layout" svg:width="0.875cm" svg:height="0.875cm" svg:x="2.938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4.313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1cm" svg:height="0.474cm" svg:x="4.313cm" svg:y="1.38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g>
            <draw:custom-shape draw:style-name="gr2" draw:text-style-name="P1" draw:layer="layout" svg:width="1cm" svg:height="1cm" svg:x="1.813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623cm" svg:height="0.474cm" svg:x="1.94cm" svg:y="1.38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custom-shape draw:style-name="gr4" draw:text-style-name="P1" draw:layer="layout" svg:width="1cm" svg:height="1cm" svg:x="1.813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0.875cm" svg:height="1cm" svg:x="2.938cm" svg:y="1.135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944cm" svg:height="0.534cm" svg:x="2.869cm" svg:y="1.3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custom-shape draw:style-name="gr4" draw:text-style-name="P1" draw:layer="layout" svg:width="0.875cm" svg:height="1cm" svg:x="2.938cm" svg:y="1.13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1cm" svg:height="0.875cm" svg:x="1.813cm" svg:y="2.26cm">
              <text:p/>
              <draw:enhanced-geometry svg:viewBox="0 0 21600 21600" draw:type="rectangle" draw:enhanced-path="M 0 0 L 21600 0 21600 21600 0 21600 0 0 Z N"/>
            </draw:custom-shape>
            <draw:frame draw:style-name="gr3" draw:layer="layout" svg:width="0.437cm" svg:height="0.474cm" svg:x="2.063cm" svg:y="2.411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custom-shape draw:style-name="gr4" draw:text-style-name="P1" draw:layer="layout" svg:width="1cm" svg:height="0.875cm" svg:x="1.813cm" svg:y="2.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4.313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6cm" svg:height="0.339cm" svg:x="4.313cm" svg:y="2.546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draw:g>
        <draw:polyline draw:style-name="gr6" draw:text-style-name="P1" draw:layer="layout" svg:width="0.249cm" svg:height="2.249cm" draw:transform="rotate (-3.14159265358979) translate (1.938cm 3.26cm)" svg:viewBox="0 0 250 2250" draw:points="0,2250 250,2250 250,0 0,0">
          <text:p/>
        </draw:polyline>
        <draw:polyline draw:style-name="gr6" draw:text-style-name="P1" draw:layer="layout" svg:width="0.249cm" svg:height="2.249cm" svg:x="3.688cm" svg:y="1.01cm" svg:viewBox="0 0 250 2250" draw:points="0,0 250,0 250,2250 0,2250">
          <text:p/>
        </draw:polyline>
        <draw:polyline draw:style-name="gr6" draw:text-style-name="P1" draw:layer="layout" svg:width="0.124cm" svg:height="2.249cm" draw:transform="rotate (-3.14159265358979) translate (4.313cm 3.26cm)" svg:viewBox="0 0 125 2250" draw:points="0,2250 125,2250 125,0 0,0">
          <text:p/>
        </draw:polyline>
        <draw:polyline draw:style-name="gr6" draw:text-style-name="P1" draw:layer="layout" svg:width="0.124cm" svg:height="2.249cm" svg:x="4.688cm" svg:y="1.01cm" svg:viewBox="0 0 125 2250" draw:points="0,0 125,0 125,2250 0,2250">
          <text:p/>
        </draw:polyline>
        <draw:g>
          <draw:custom-shape draw:style-name="gr2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1cm" svg:x="5.688cm" svg:y="1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17cm" svg:height="0.474cm" svg:x="5.688cm" svg:y="1.385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custom-shape draw:style-name="gr2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75cm" svg:height="0.875cm" svg:x="5.688cm" svg:y="2.26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438cm" svg:height="0.379cm" svg:x="5.688cm" svg:y="2.54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polyline draw:style-name="gr6" draw:text-style-name="P1" draw:layer="layout" svg:width="0.124cm" svg:height="2.249cm" draw:transform="rotate (-3.14159265358979) translate (5.688cm 3.26cm)" svg:viewBox="0 0 125 2250" draw:points="0,2250 125,2250 125,0 0,0">
          <text:p/>
        </draw:polyline>
        <draw:polyline draw:style-name="gr6" draw:text-style-name="P1" draw:layer="layout" svg:width="0.124cm" svg:height="2.249cm" svg:x="6.063cm" svg:y="1.01cm" svg:viewBox="0 0 125 2250" draw:points="0,0 125,0 125,2250 0,2250">
          <text:p/>
        </draw:polyline>
        <draw:frame draw:style-name="gr7" draw:text-style-name="P2" draw:layer="layout" svg:width="0.748cm" svg:height="0.725cm" svg:x="4.813cm" svg:y="1.785cm">
          <draw:text-box>
            <text:p><text:span text:style-name="T1">=</text:span></text:p>
          </draw:text-box>
        </draw:frame>
        <draw:g>
          <draw:frame draw:style-name="gr3" xml:id="id1" draw:id="id1" draw:layer="layout" svg:width="0.669cm" svg:height="0.534cm" svg:x="11.689cm" svg:y="0.385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3" xml:id="id5" draw:id="id5" draw:layer="layout" svg:width="0.669cm" svg:height="0.534cm" svg:x="14.189cm" svg:y="2.726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style-name="gr3" xml:id="id4" draw:id="id4" draw:layer="layout" svg:width="0.68cm" svg:height="0.534cm" svg:x="14.189cm" svg:y="0.385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3" xml:id="id3" draw:id="id3" draw:layer="layout" svg:width="0.66cm" svg:height="0.534cm" svg:x="11.689cm" svg:y="3.351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3" xml:id="id2" draw:id="id2" draw:layer="layout" svg:width="0.669cm" svg:height="0.534cm" svg:x="11.689cm" svg:y="1.851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3" xml:id="id8" draw:id="id8" draw:layer="layout" svg:width="0.878cm" svg:height="0.534cm" svg:x="10.314cm" svg:y="1.851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3" xml:id="id9" draw:id="id9" draw:layer="layout" svg:width="0.876cm" svg:height="0.479cm" svg:x="10.313cm" svg:y="3.385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style-name="gr3" xml:id="id6" draw:id="id6" draw:layer="layout" svg:width="0.906cm" svg:height="0.534cm" svg:x="15.439cm" svg:y="0.385cm">
            <draw:object xlink:href="./Object 49" xlink:type="simple" xlink:show="embed" xlink:actuate="onLoad"/>
            <draw:image xlink:href="./ObjectReplacements/Object 49" xlink:type="simple" xlink:show="embed" xlink:actuate="onLoad"/>
          </draw:frame>
          <draw:frame draw:style-name="gr3" xml:id="id7" draw:id="id7" draw:layer="layout" svg:width="0.799cm" svg:height="0.528cm" svg:x="15.515cm" svg:y="2.732cm">
            <draw:object xlink:href="./Object 50" xlink:type="simple" xlink:show="embed" xlink:actuate="onLoad"/>
            <draw:image xlink:href="./ObjectReplacements/Object 50" xlink:type="simple" xlink:show="embed" xlink:actuate="onLoad"/>
          </draw:frame>
          <draw:connector draw:style-name="gr8" draw:text-style-name="P3" draw:layer="layout" draw:type="line" svg:x1="12.023cm" svg:y1="0.919cm" svg:x2="12.023cm" svg:y2="1.851cm" draw:start-shape="id1" draw:start-glue-point="2" draw:end-shape="id2" draw:end-glue-point="0" svg:d="m12023 919v932" svg:viewBox="0 0 1 933">
            <text:p/>
          </draw:connector>
          <draw:connector draw:style-name="gr8" draw:text-style-name="P3" draw:layer="layout" draw:type="line" svg:x1="12.023cm" svg:y1="2.385cm" svg:x2="12.019cm" svg:y2="3.351cm" draw:start-shape="id2" draw:start-glue-point="2" draw:end-shape="id3" draw:end-glue-point="0" svg:d="m12023 2385-4 966" svg:viewBox="0 0 5 967">
            <text:p/>
          </draw:connector>
          <draw:connector draw:style-name="gr8" draw:text-style-name="P3" draw:layer="layout" draw:type="line" svg:x1="14.529cm" svg:y1="0.919cm" svg:x2="14.523cm" svg:y2="2.726cm" draw:start-shape="id4" draw:end-shape="id5" draw:end-glue-point="0" svg:d="m14529 919-6 1807" svg:viewBox="0 0 7 1808">
            <text:p/>
          </draw:connector>
          <draw:connector draw:style-name="gr6" draw:text-style-name="P3" draw:layer="layout" draw:type="line" svg:x1="14.869cm" svg:y1="0.652cm" svg:x2="15.439cm" svg:y2="0.652cm" draw:start-shape="id4" draw:start-glue-point="1" draw:end-shape="id6" draw:end-glue-point="3" svg:d="m14869 652h570" svg:viewBox="0 0 571 1">
            <text:p/>
          </draw:connector>
          <draw:connector draw:style-name="gr6" draw:text-style-name="P3" draw:layer="layout" draw:type="line" svg:x1="14.858cm" svg:y1="2.993cm" svg:x2="15.515cm" svg:y2="2.996cm" draw:start-shape="id5" draw:start-glue-point="1" draw:end-shape="id7" draw:end-glue-point="3" svg:d="m14858 2993 657 3" svg:viewBox="0 0 658 4">
            <text:p/>
          </draw:connector>
          <draw:connector draw:style-name="gr6" draw:text-style-name="P3" draw:layer="layout" draw:type="line" svg:x1="11.689cm" svg:y1="2.118cm" svg:x2="11.192cm" svg:y2="2.118cm" draw:start-shape="id2" draw:start-glue-point="3" draw:end-shape="id8" draw:end-glue-point="1" svg:d="m11689 2118h-497" svg:viewBox="0 0 498 1">
            <text:p/>
          </draw:connector>
          <draw:connector draw:style-name="gr6" draw:text-style-name="P3" draw:layer="layout" draw:type="line" svg:x1="11.689cm" svg:y1="3.618cm" svg:x2="11.189cm" svg:y2="3.624cm" draw:start-shape="id3" draw:start-glue-point="3" draw:end-shape="id9" svg:d="m11689 3618-500 6" svg:viewBox="0 0 501 7">
            <text:p/>
          </draw:connector>
          <draw:connector draw:style-name="gr8" draw:text-style-name="P3" draw:layer="layout" draw:type="line" svg:x1="12.023cm" svg:y1="0.919cm" svg:x2="14.523cm" svg:y2="2.726cm" draw:start-shape="id1" draw:start-glue-point="2" draw:end-shape="id5" draw:end-glue-point="0" svg:d="m12023 919 2500 1807" svg:viewBox="0 0 2501 1808">
            <text:p/>
          </draw:connector>
        </draw:g>
        <draw:custom-shape draw:style-name="gr5" draw:text-style-name="P1" draw:layer="layout" svg:width="3.5cm" svg:height="2.5cm" svg:x="7.313cm" svg:y="12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7.31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7.313cm" svg:y="5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8.228cm" svg:y="11.26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3" draw:layer="layout" svg:width="1.934cm" svg:height="0.593cm" svg:x="7.938cm" svg:y="6.542cm"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2" draw:text-style-name="P1" draw:layer="layout" svg:width="2cm" svg:height="2cm" svg:x="10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96cm" svg:height="0.534cm" svg:x="11.292cm" svg:y="9.385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2" draw:text-style-name="P1" draw:layer="layout" svg:width="2cm" svg:height="2cm" svg:x="12.813cm" svg:y="1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3.321cm" svg:y="11.385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5" draw:text-style-name="P1" draw:layer="layout" svg:width="2.5cm" svg:height="2.5cm" svg:x="14.81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5.397cm" svg:y="13.732cm"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custom-shape draw:style-name="gr5" draw:text-style-name="P1" draw:layer="layout" svg:width="2cm" svg:height="2.5cm" svg:x="10.813cm" svg:y="12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4.188cm" svg:y="7.385cm">
          <draw:text-box>
            <text:p><text:span text:style-name="T1">(-sym)</text:span></text:p>
          </draw:text-box>
        </draw:frame>
        <draw:frame draw:style-name="gr3" draw:layer="layout" svg:width="0.693cm" svg:height="0.534cm" svg:x="11.37cm" svg:y="13.601cm"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3" draw:layer="layout" svg:width="0.685cm" svg:height="0.534cm" svg:x="8.313cm" svg:y="13.51cm"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custom-shape draw:style-name="gr2" draw:text-style-name="P1" draw:layer="layout" svg:width="0.5cm" svg:height="3.5cm" svg:x="17.938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7.938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7.938cm" svg:y="12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9.563cm" svg:y="5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8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9.563cm" svg:y="1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9.563cm" svg:y="12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7.882cm" svg:y="6.385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3" draw:layer="layout" svg:width="0.577cm" svg:height="0.534cm" svg:x="17.872cm" svg:y="9.351cm"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3" draw:layer="layout" svg:width="0.629cm" svg:height="0.414cm" svg:x="17.934cm" svg:y="11.385cm"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3" draw:layer="layout" svg:width="0.591cm" svg:height="0.463cm" svg:x="17.934cm" svg:y="13.721cm"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3" draw:layer="layout" svg:width="0.608cm" svg:height="0.378cm" svg:x="19.563cm" svg:y="11.385cm"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3" draw:layer="layout" svg:width="0.57cm" svg:height="0.419cm" svg:x="19.563cm" svg:y="13.672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3" draw:layer="layout" svg:width="0.563cm" svg:height="0.534cm" svg:x="19.486cm" svg:y="9.351cm"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3" draw:layer="layout" svg:width="0.552cm" svg:height="0.534cm" svg:x="19.563cm" svg:y="6.351cm"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7" draw:text-style-name="P2" draw:layer="layout" svg:width="0.748cm" svg:height="0.725cm" svg:x="18.632cm" svg:y="9.371cm">
          <draw:text-box>
            <text:p><text:span text:style-name="T1">=</text:span></text:p>
          </draw:text-box>
        </draw:frame>
        <draw:polyline draw:style-name="gr6" draw:text-style-name="P1" draw:layer="layout" svg:width="0.249cm" svg:height="10.249cm" svg:x="19.938cm" svg:y="5.01cm" svg:viewBox="0 0 250 10250" draw:points="0,0 250,0 250,10250 0,10250">
          <text:p/>
        </draw:polyline>
        <draw:polyline draw:style-name="gr6" draw:text-style-name="P1" draw:layer="layout" svg:width="0.249cm" svg:height="10.249cm" svg:x="18.313cm" svg:y="5.01cm" svg:viewBox="0 0 250 10250" draw:points="0,0 250,0 250,10250 0,10250">
          <text:p/>
        </draw:polyline>
        <draw:polyline draw:style-name="gr6" draw:text-style-name="P1" draw:layer="layout" svg:width="0.249cm" svg:height="10.249cm" svg:x="17.188cm" svg:y="5.01cm" svg:viewBox="0 0 250 10250" draw:points="0,0 250,0 250,10250 0,10250">
          <text:p/>
        </draw:polyline>
        <draw:polyline draw:style-name="gr6" draw:text-style-name="P1" draw:layer="layout" svg:width="0.249cm" svg:height="10.249cm" svg:x="17.813cm" svg:y="5.01cm" svg:viewBox="0 0 250 10250" draw:points="250,0 0,0 0,10250 250,10250">
          <text:p/>
        </draw:polyline>
        <draw:polyline draw:style-name="gr6" draw:text-style-name="P1" draw:layer="layout" svg:width="0.249cm" svg:height="10.249cm" svg:x="19.438cm" svg:y="5.01cm" svg:viewBox="0 0 250 10250" draw:points="250,0 0,0 0,10250 250,10250">
          <text:p/>
        </draw:polyline>
        <draw:polyline draw:style-name="gr6" draw:text-style-name="P1" draw:layer="layout" svg:width="0.249cm" svg:height="10.249cm" svg:x="7.188cm" svg:y="5.01cm" svg:viewBox="0 0 250 10250" draw:points="250,0 0,0 0,10250 250,10250">
          <text:p/>
        </draw:polyline>
      </draw:page>
      <draw:page draw:name="page2" draw:style-name="dp1" draw:master-page-name="Default">
        <draw:custom-shape draw:style-name="gr9" draw:text-style-name="P1" draw:layer="layout" svg:width="4.5cm" svg:height="5.5cm" svg:x="9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3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3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3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4.728cm" svg:y="7.01cm"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3" draw:layer="layout" svg:width="1.934cm" svg:height="0.593cm" svg:x="4.438cm" svg:y="2.042cm"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g>
          <draw:custom-shape draw:style-name="gr2" draw:text-style-name="P1" draw:layer="layout" svg:width="2cm" svg:height="2cm" svg:x="7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7.792cm" svg:y="4.885cm">
            <draw:object xlink:href="./Object 70" xlink:type="simple" xlink:show="embed" xlink:actuate="onLoad"/>
            <draw:image xlink:href="./ObjectReplacements/Object 70" xlink:type="simple" xlink:show="embed" xlink:actuate="onLoad"/>
          </draw:frame>
        </draw:g>
        <draw:custom-shape draw:style-name="gr2" draw:text-style-name="P1" draw:layer="layout" svg:width="2cm" svg:height="2cm" svg:x="9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10.071cm" svg:y="7.135cm"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custom-shape draw:style-name="gr5" draw:text-style-name="P1" draw:layer="layout" svg:width="2.5cm" svg:height="2.5cm" svg:x="11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12.147cm" svg:y="9.482cm"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5" draw:text-style-name="P1" draw:layer="layout" svg:width="2cm" svg:height="2.5cm" svg:x="7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0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7.87cm" svg:y="9.351cm"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3" draw:layer="layout" svg:width="0.685cm" svg:height="0.534cm" svg:x="4.813cm" svg:y="9.26cm"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custom-shape draw:style-name="gr2" draw:text-style-name="P1" draw:layer="layout" svg:width="0.5cm" svg:height="3.5cm" svg:x="14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4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4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6.199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6.199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6.205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6.205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621cm" svg:y="1.885cm"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3" draw:layer="layout" svg:width="0.577cm" svg:height="0.534cm" svg:x="14.611cm" svg:y="4.851cm"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frame draw:style-name="gr3" draw:layer="layout" svg:width="0.629cm" svg:height="0.414cm" svg:x="14.563cm" svg:y="7.135cm"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3" draw:layer="layout" svg:width="0.591cm" svg:height="0.463cm" svg:x="14.597cm" svg:y="9.422cm"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frame draw:style-name="gr3" draw:layer="layout" svg:width="0.608cm" svg:height="0.378cm" svg:x="16.08cm" svg:y="7.257cm"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3" draw:layer="layout" svg:width="0.57cm" svg:height="0.419cm" svg:x="16.118cm" svg:y="9.385cm"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frame draw:style-name="gr3" draw:layer="layout" svg:width="0.563cm" svg:height="0.534cm" svg:x="16.188cm" svg:y="4.851cm"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3" draw:layer="layout" svg:width="0.552cm" svg:height="0.534cm" svg:x="16.199cm" svg:y="1.851cm">
          <draw:object xlink:href="./Object 101" xlink:type="simple" xlink:show="embed" xlink:actuate="onLoad"/>
          <draw:image xlink:href="./ObjectReplacements/Object 101" xlink:type="simple" xlink:show="embed" xlink:actuate="onLoad"/>
        </draw:frame>
        <draw:frame draw:style-name="gr7" draw:text-style-name="P2" draw:layer="layout" svg:width="0.748cm" svg:height="0.725cm" svg:x="15.313cm" svg:y="5.53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3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3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9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4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6.1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4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6.188cm" svg:y="6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3.5cm" svg:x="3.829cm" svg:y="11.885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829cm" svg:y1="11.885cm" svg:x2="7.329cm" svg:y2="15.385cm">
          <text:p/>
        </draw:line>
        <draw:g>
          <draw:custom-shape draw:style-name="gr5" draw:text-style-name="P1" draw:layer="layout" svg:width="2cm" svg:height="2cm" svg:x="7.329cm" svg:y="15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3.829cm" svg:y="15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7.329cm" svg:y1="15.885cm" svg:x2="9.329cm" svg:y2="17.885cm">
            <text:p/>
          </draw:line>
        </draw:g>
        <draw:frame draw:style-name="gr3" draw:layer="layout" svg:width="0.705cm" svg:height="0.533cm" svg:x="3.063cm" svg:y="13.135cm"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3" draw:layer="layout" svg:width="0.704cm" svg:height="0.534cm" svg:x="2.984cm" svg:y="16.476cm"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4" draw:text-style-name="P1" draw:layer="layout" svg:width="5.5cm" svg:height="3.5cm" svg:x="3.829cm" svg:y="11.885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9.563cm" svg:y="12.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9.563cm" svg:y="12.2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9.563cm" svg:y1="12.26cm" svg:x2="11.563cm" svg:y2="14.26cm">
            <text:p/>
          </draw:line>
        </draw:g>
        <draw:g>
          <draw:custom-shape draw:style-name="gr5" draw:text-style-name="P1" draw:layer="layout" svg:width="2.5cm" svg:height="2.5cm" svg:x="11.563cm" svg:y="14.7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9.563cm" svg:y="14.7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1.563cm" svg:y1="14.76cm" svg:x2="14.063cm" svg:y2="17.26cm">
            <text:p/>
          </draw:line>
        </draw:g>
        <draw:frame draw:style-name="gr3" draw:layer="layout" svg:width="0.762cm" svg:height="0.533cm" svg:x="14.051cm" svg:y="12.852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3" draw:layer="layout" svg:width="0.724cm" svg:height="0.545cm" svg:x="14.063cm" svg:y="15.635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polyline draw:style-name="gr6" draw:text-style-name="P1" draw:layer="layout" svg:width="0.249cm" svg:height="10.749cm" svg:x="14.063cm" svg:y="0.385cm" svg:viewBox="0 0 250 10750" draw:points="0,0 250,0 250,10750 0,10750">
          <text:p/>
        </draw:polyline>
        <draw:polyline draw:style-name="gr6" draw:text-style-name="P1" draw:layer="layout" svg:width="0.249cm" svg:height="10.749cm" svg:x="3.563cm" svg:y="0.385cm" svg:viewBox="0 0 250 10750" draw:points="250,0 0,0 0,10750 250,10750">
          <text:p/>
        </draw:polyline>
        <draw:polyline draw:style-name="gr6" draw:text-style-name="P1" draw:layer="layout" svg:width="0.249cm" svg:height="10.749cm" svg:x="14.438cm" svg:y="0.385cm" svg:viewBox="0 0 250 10750" draw:points="250,0 0,0 0,10750 250,10750">
          <text:p/>
        </draw:polyline>
        <draw:polyline draw:style-name="gr6" draw:text-style-name="P1" draw:layer="layout" svg:width="0.249cm" svg:height="10.749cm" svg:x="15.938cm" svg:y="0.385cm" svg:viewBox="0 0 250 10750" draw:points="250,0 0,0 0,10750 250,10750">
          <text:p/>
        </draw:polyline>
        <draw:polyline draw:style-name="gr6" draw:text-style-name="P1" draw:layer="layout" svg:width="0.249cm" svg:height="10.749cm" svg:x="15.188cm" svg:y="0.385cm" svg:viewBox="0 0 250 10750" draw:points="0,0 250,0 250,10750 0,10750">
          <text:p/>
        </draw:polyline>
        <draw:polyline draw:style-name="gr6" draw:text-style-name="P1" draw:layer="layout" svg:width="0.249cm" svg:height="10.749cm" svg:x="16.688cm" svg:y="0.385cm" svg:viewBox="0 0 250 10750" draw:points="0,0 250,0 250,10750 0,10750">
          <text:p/>
        </draw:polyline>
        <draw:g>
          <draw:custom-shape draw:style-name="gr2" draw:text-style-name="P1" draw:layer="layout" svg:width="2cm" svg:height="2cm" svg:x="0.929cm" svg:y="21.01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1.408cm" svg:y="21.76cm">
            <draw:object xlink:href="./Object 78" xlink:type="simple" xlink:show="embed" xlink:actuate="onLoad"/>
            <draw:image xlink:href="./ObjectReplacements/Object 78" xlink:type="simple" xlink:show="embed" xlink:actuate="onLoad"/>
          </draw:frame>
        </draw:g>
        <draw:g>
          <draw:custom-shape draw:style-name="gr2" draw:text-style-name="P1" draw:layer="layout" svg:width="2cm" svg:height="2cm" svg:x="7.563cm" svg:y="22.7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4.063cm" svg:y="19.2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054cm" svg:y1="22.01cm" svg:x2="3.929cm" svg:y2="22.01cm">
          <text:p/>
        </draw:line>
        <draw:frame draw:style-name="gr3" draw:layer="layout" svg:width="1.996cm" svg:height="0.594cm" svg:x="5.692cm" svg:y="21.635cm"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g>
          <draw:custom-shape draw:style-name="gr5" draw:text-style-name="P1" draw:layer="layout" svg:width="3.5cm" svg:height="2.5cm" svg:x="10.063cm" svg:y="21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685cm" svg:height="0.534cm" svg:x="11.503cm" svg:y="22.635cm">
            <draw:object xlink:href="./Object 80" xlink:type="simple" xlink:show="embed" xlink:actuate="onLoad"/>
            <draw:image xlink:href="./ObjectReplacements/Object 80" xlink:type="simple" xlink:show="embed" xlink:actuate="onLoad"/>
          </draw:frame>
        </draw:g>
        <draw:line draw:style-name="gr10" draw:text-style-name="P1" draw:layer="layout" svg:x1="13.688cm" svg:y1="23.01cm" svg:x2="14.438cm" svg:y2="23.01cm">
          <text:p/>
        </draw:line>
        <draw:custom-shape draw:style-name="gr5" draw:text-style-name="P1" draw:layer="layout" svg:width="3.5cm" svg:height="2.5cm" svg:x="14.572cm" svg:y="22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14.572cm" svg:y="20.5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16.697cm" svg:y="21.76cm"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custom-shape draw:style-name="gr2" draw:text-style-name="P1" draw:layer="layout" svg:width="0.5cm" svg:height="3.5cm" svg:x="18.868cm" svg:y="12.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8.879cm" svg:y="12.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6.994cm" svg:y="13.91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6.938cm" svg:y="13.278cm"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line draw:style-name="gr10" draw:text-style-name="P1" draw:layer="layout" svg:x1="17.679cm" svg:y1="15.562cm" svg:x2="18.554cm" svg:y2="15.562cm">
          <text:p/>
        </draw:line>
        <draw:frame draw:style-name="gr3" draw:layer="layout" svg:width="1.116cm" svg:height="0.594cm" svg:x="18.563cm" svg:y="12.036cm">
          <draw:object xlink:href="./Object 83" xlink:type="simple" xlink:show="embed" xlink:actuate="onLoad"/>
          <draw:image xlink:href="./ObjectReplacements/Object 83" xlink:type="simple" xlink:show="embed" xlink:actuate="onLoad"/>
        </draw:frame>
      </draw:page>
      <draw:page draw:name="page3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0.813cm" svg:y="8.3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0.813cm" svg:y="0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21cm" svg:height="0.534cm" svg:x="1.728cm" svg:y="7.01cm"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frame draw:style-name="gr3" draw:layer="layout" svg:width="1.934cm" svg:height="0.593cm" svg:x="1.438cm" svg:y="2.042cm"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g>
          <draw:custom-shape draw:style-name="gr2" draw:text-style-name="P1" draw:layer="layout" svg:width="2cm" svg:height="2cm" svg:x="4.313cm" svg:y="4.1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4.792cm" svg:y="4.885cm">
            <draw:object xlink:href="./Object 110" xlink:type="simple" xlink:show="embed" xlink:actuate="onLoad"/>
            <draw:image xlink:href="./ObjectReplacements/Object 110" xlink:type="simple" xlink:show="embed" xlink:actuate="onLoad"/>
          </draw:frame>
        </draw:g>
        <draw:custom-shape draw:style-name="gr2" draw:text-style-name="P1" draw:layer="layout" svg:width="2cm" svg:height="2cm" svg:x="6.5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67cm" svg:height="0.479cm" svg:x="7.071cm" svg:y="7.135cm"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custom-shape draw:style-name="gr5" draw:text-style-name="P1" draw:layer="layout" svg:width="2.5cm" svg:height="2.5cm" svg:x="8.563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791cm" svg:height="0.528cm" svg:x="9.147cm" svg:y="9.482cm"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custom-shape draw:style-name="gr5" draw:text-style-name="P1" draw:layer="layout" svg:width="2cm" svg:height="2.5cm" svg:x="4.313cm" svg:y="8.3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693cm" svg:height="0.534cm" svg:x="4.87cm" svg:y="9.351cm"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3" draw:layer="layout" svg:width="0.685cm" svg:height="0.534cm" svg:x="1.813cm" svg:y="9.26cm"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custom-shape draw:style-name="gr2" draw:text-style-name="P1" draw:layer="layout" svg:width="0.5cm" svg:height="3.5cm" svg:x="11.677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77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1.688cm" svg:y="8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3.074cm" svg:y="0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74cm" svg:y="4.1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08cm" svg:y="6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.5cm" svg:x="13.08cm" svg:y="8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1.621cm" svg:y="1.885cm"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frame draw:style-name="gr3" draw:layer="layout" svg:width="0.577cm" svg:height="0.534cm" svg:x="11.611cm" svg:y="4.851cm"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frame draw:style-name="gr3" draw:layer="layout" svg:width="0.629cm" svg:height="0.414cm" svg:x="11.563cm" svg:y="7.135cm"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3" draw:layer="layout" svg:width="0.591cm" svg:height="0.463cm" svg:x="11.597cm" svg:y="9.422cm"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frame draw:style-name="gr3" draw:layer="layout" svg:width="0.608cm" svg:height="0.378cm" svg:x="12.955cm" svg:y="7.257cm">
          <draw:object xlink:href="./Object 119" xlink:type="simple" xlink:show="embed" xlink:actuate="onLoad"/>
          <draw:image xlink:href="./ObjectReplacements/Object 119" xlink:type="simple" xlink:show="embed" xlink:actuate="onLoad"/>
        </draw:frame>
        <draw:frame draw:style-name="gr3" draw:layer="layout" svg:width="0.57cm" svg:height="0.419cm" svg:x="12.993cm" svg:y="9.385cm">
          <draw:object xlink:href="./Object 120" xlink:type="simple" xlink:show="embed" xlink:actuate="onLoad"/>
          <draw:image xlink:href="./ObjectReplacements/Object 120" xlink:type="simple" xlink:show="embed" xlink:actuate="onLoad"/>
        </draw:frame>
        <draw:frame draw:style-name="gr3" draw:layer="layout" svg:width="0.563cm" svg:height="0.534cm" svg:x="13.063cm" svg:y="4.851cm"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style-name="gr3" draw:layer="layout" svg:width="0.552cm" svg:height="0.534cm" svg:x="13.074cm" svg:y="1.851cm"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cm" svg:height="2cm" svg:x="1.813cm" svg:y="15.635cm">
            <text:p/>
            <draw:enhanced-geometry svg:viewBox="0 0 21600 21600" draw:type="rectangle" draw:enhanced-path="M 0 0 L 21600 0 21600 21600 0 21600 0 0 Z N"/>
          </draw:custom-shape>
          <draw:frame draw:style-name="gr3" draw:layer="layout" svg:width="0.896cm" svg:height="0.534cm" svg:x="2.292cm" svg:y="16.385cm">
            <draw:object xlink:href="./Object 123" xlink:type="simple" xlink:show="embed" xlink:actuate="onLoad"/>
            <draw:image xlink:href="./ObjectReplacements/Object 123" xlink:type="simple" xlink:show="embed" xlink:actuate="onLoad"/>
          </draw:frame>
        </draw:g>
        <draw:g>
          <draw:custom-shape draw:style-name="gr2" draw:text-style-name="P1" draw:layer="layout" svg:width="2cm" svg:height="2cm" svg:x="9.813cm" svg:y="15.6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5.5cm" svg:height="5.5cm" svg:x="6.313cm" svg:y="12.13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4.313cm" svg:y1="16.635cm" svg:x2="5.813cm" svg:y2="16.635cm">
          <text:p/>
        </draw:line>
        <draw:frame draw:style-name="gr3" draw:layer="layout" svg:width="1.996cm" svg:height="0.594cm" svg:x="7.942cm" svg:y="14.51cm">
          <draw:object xlink:href="./Object 124" xlink:type="simple" xlink:show="embed" xlink:actuate="onLoad"/>
          <draw:image xlink:href="./ObjectReplacements/Object 124" xlink:type="simple" xlink:show="embed" xlink:actuate="onLoad"/>
        </draw:frame>
        <draw:custom-shape draw:style-name="gr5" draw:text-style-name="P1" draw:layer="layout" svg:width="3.5cm" svg:height="2.5cm" svg:x="1.313cm" svg:y="20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685cm" svg:height="0.534cm" svg:x="2.688cm" svg:y="21.101cm"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line draw:style-name="gr10" draw:text-style-name="P1" draw:layer="layout" svg:x1="5.313cm" svg:y1="21.135cm" svg:x2="6.813cm" svg:y2="21.135cm">
          <text:p/>
        </draw:line>
        <draw:custom-shape draw:style-name="gr5" draw:text-style-name="P1" draw:layer="layout" svg:width="3.5cm" svg:height="2.5cm" svg:x="7.313cm" svg:y="20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7.313cm" svg:y="18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cm" svg:height="0.607cm" svg:x="9.438cm" svg:y="19.385cm"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custom-shape draw:style-name="gr2" draw:text-style-name="P1" draw:layer="layout" svg:width="0.5cm" svg:height="3.5cm" svg:x="17.118cm" svg:y="13.1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7.129cm" svg:y="13.1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3.5cm" svg:x="14.119cm" svg:y="13.10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566cm" svg:height="0.534cm" svg:x="14.063cm" svg:y="12.476cm"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line draw:style-name="gr10" draw:text-style-name="P1" draw:layer="layout" svg:x1="15.129cm" svg:y1="15.109cm" svg:x2="16.629cm" svg:y2="15.109cm">
          <text:p/>
        </draw:line>
        <draw:frame draw:style-name="gr3" draw:layer="layout" svg:width="1.116cm" svg:height="0.594cm" svg:x="16.813cm" svg:y="12.385cm">
          <draw:object xlink:href="./Object 77" xlink:type="simple" xlink:show="embed" xlink:actuate="onLoad"/>
          <draw:image xlink:href="./ObjectReplacements/Object 77" xlink:type="simple" xlink:show="embed" xlink:actuate="onLoad"/>
        </draw:frame>
      </draw:page>
      <draw:page draw:name="page4" draw:style-name="dp1" draw:master-page-name="Default">
        <draw:custom-shape draw:style-name="gr9" draw:text-style-name="P1" draw:layer="layout" svg:width="4.5cm" svg:height="5.5cm" svg:x="6.563cm" svg:y="0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7.938cm" svg:y="2.885cm">
          <draw:text-box>
            <text:p><text:span text:style-name="T1">(-sym)</text:span></text:p>
          </draw:text-box>
        </draw:frame>
        <draw:frame draw:style-name="gr3" draw:layer="layout" svg:width="0.566cm" svg:height="0.534cm" svg:x="11.621cm" svg:y="1.885cm"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3" draw:layer="layout" svg:width="0.577cm" svg:height="0.534cm" svg:x="11.611cm" svg:y="4.851cm">
          <draw:object xlink:href="./Object 131" xlink:type="simple" xlink:show="embed" xlink:actuate="onLoad"/>
          <draw:image xlink:href="./ObjectReplacements/Object 131" xlink:type="simple" xlink:show="embed" xlink:actuate="onLoad"/>
        </draw:frame>
        <draw:frame draw:style-name="gr3" draw:layer="layout" svg:width="0.629cm" svg:height="0.414cm" svg:x="11.563cm" svg:y="7.135cm"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3" draw:layer="layout" svg:width="0.591cm" svg:height="0.463cm" svg:x="11.597cm" svg:y="9.422cm">
          <draw:object xlink:href="./Object 133" xlink:type="simple" xlink:show="embed" xlink:actuate="onLoad"/>
          <draw:image xlink:href="./ObjectReplacements/Object 133" xlink:type="simple" xlink:show="embed" xlink:actuate="onLoad"/>
        </draw:frame>
        <draw:frame draw:style-name="gr3" draw:layer="layout" svg:width="0.608cm" svg:height="0.378cm" svg:x="12.955cm" svg:y="7.257cm"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3" draw:layer="layout" svg:width="0.57cm" svg:height="0.419cm" svg:x="12.993cm" svg:y="9.385cm">
          <draw:object xlink:href="./Object 135" xlink:type="simple" xlink:show="embed" xlink:actuate="onLoad"/>
          <draw:image xlink:href="./ObjectReplacements/Object 135" xlink:type="simple" xlink:show="embed" xlink:actuate="onLoad"/>
        </draw:frame>
        <draw:frame draw:style-name="gr3" draw:layer="layout" svg:width="0.563cm" svg:height="0.534cm" svg:x="13.063cm" svg:y="4.851cm"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3" draw:layer="layout" svg:width="0.552cm" svg:height="0.534cm" svg:x="13.074cm" svg:y="1.851cm"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7" draw:text-style-name="P2" draw:layer="layout" svg:width="0.748cm" svg:height="0.725cm" svg:x="12.313cm" svg:y="5.885cm">
          <draw:text-box>
            <text:p><text:span text:style-name="T1">=</text:span></text:p>
          </draw:text-box>
        </draw:frame>
        <draw:custom-shape draw:style-name="gr4" draw:text-style-name="P1" draw:layer="layout" svg:width="5.5cm" svg:height="5.5cm" svg:x="0.813cm" svg:y="0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4.5cm" svg:x="0.813cm" svg:y="6.3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4.5cm" svg:x="6.563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1.688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5.5cm" svg:x="13.063cm" svg:y="0.6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1.688cm" svg:y="6.3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cm" svg:height="4.5cm" svg:x="13.063cm" svg:y="6.38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1.813cm" svg:y="2.135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3" draw:layer="layout" svg:width="1.996cm" svg:height="0.594cm" svg:x="2.192cm" svg:y="3.291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7" draw:text-style-name="P2" draw:layer="layout" svg:width="0.748cm" svg:height="0.725cm" svg:x="2.938cm" svg:y="2.76cm">
          <draw:text-box>
            <text:p><text:span text:style-name="T1">+</text:span></text:p>
          </draw:text-box>
        </draw:frame>
        <draw:frame draw:style-name="gr3" draw:layer="layout" svg:width="2.368cm" svg:height="0.594cm" svg:x="1.563cm" svg:y="7.416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3" draw:layer="layout" svg:width="1.813cm" svg:height="0.607cm" svg:x="3.75cm" svg:y="8.653cm"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3" draw:layer="layout" svg:width="1.81cm" svg:height="0.607cm" svg:x="1.563cm" svg:y="8.653cm"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7" draw:text-style-name="P2" draw:layer="layout" svg:width="0.748cm" svg:height="0.725cm" svg:x="2.188cm" svg:y="8.01cm">
          <draw:text-box>
            <text:p><text:span text:style-name="T1">+</text:span></text:p>
          </draw:text-box>
        </draw:frame>
        <draw:frame draw:style-name="gr7" draw:text-style-name="P2" draw:layer="layout" svg:width="0.748cm" svg:height="0.725cm" svg:x="3.188cm" svg:y="8.66cm">
          <draw:text-box>
            <text:p><text:span text:style-name="T1">+</text:span></text:p>
          </draw:text-box>
        </draw:frame>
        <draw:frame draw:style-name="gr3" draw:layer="layout" svg:width="2.083cm" svg:height="0.594cm" svg:x="7.813cm" svg:y="7.416cm"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3" draw:layer="layout" svg:width="1.931cm" svg:height="0.607cm" svg:x="7.882cm" svg:y="8.76cm"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7" draw:text-style-name="P2" draw:layer="layout" svg:width="0.748cm" svg:height="0.725cm" svg:x="8.438cm" svg:y="8.035cm">
          <draw:text-box>
            <text:p><text:span text:style-name="T1">+</text:span></text:p>
          </draw:text-box>
        </draw:frame>
      </draw:page>
      <draw:page draw:name="page5" draw:style-name="dp1" draw:master-page-name="Default">
        <draw:custom-shape draw:style-name="gr2" draw:text-style-name="P1" draw:layer="layout" svg:width="2cm" svg:height="0.625cm" svg:x="15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625cm" svg:x="13.81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0.625cm" svg:x="10.313cm" svg:y="0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3.033cm" svg:height="0.593cm" svg:x="10.438cm" svg:y="2.2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" draw:layer="layout" svg:width="1.81cm" svg:height="0.607cm" svg:x="11.063cm" svg:y="9.52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" draw:text-style-name="P1" draw:layer="layout" svg:width="3.5cm" svg:height="3.5cm" svg:x="2.313cm" svg:y="0.8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0.635cm" svg:x="10.313cm" svg:y="0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313cm" svg:y1="0.885cm" svg:x2="5.813cm" svg:y2="4.385cm">
          <text:p/>
        </draw:line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" draw:layer="layout" svg:width="0.704cm" svg:height="0.534cm" svg:x="0.984cm" svg:y="5.476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0.669cm" svg:height="0.534cm" svg:x="11.644cm" svg:y="0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" draw:layer="layout" svg:width="0.676cm" svg:height="0.534cm" svg:x="14.563cm" svg:y="0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2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5cm" svg:height="0.593cm" svg:x="2.253cm" svg:y="8.917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custom-shape draw:style-name="gr2" draw:text-style-name="P1" draw:layer="layout" svg:width="3.5cm" svg:height="3.5cm" svg:x="1.813cm" svg:y="12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033cm" svg:height="0.593cm" svg:x="3.188cm" svg:y="14.51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4" draw:text-style-name="P1" draw:layer="layout" svg:width="5.5cm" svg:height="5.5cm" svg:x="1.8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3.5cm" svg:x="1.688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2cm" svg:x="11.813cm" svg:y="15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8.313cm" svg:y="12.1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5.813cm" svg:y="7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9.942cm" svg:y="14.51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3" draw:layer="layout" svg:width="0.895cm" svg:height="0.534cm" svg:x="6.418cm" svg:y="8.351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custom-shape draw:style-name="gr4" draw:text-style-name="P1" draw:layer="layout" svg:width="5.5cm" svg:height="3.5cm" svg:x="2.313cm" svg:y="0.8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5" draw:text-style-name="P1" draw:layer="layout" svg:width="3.5cm" svg:height="2.5cm" svg:x="10.313cm" svg:y="8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5cm" svg:height="2cm" svg:x="10.313cm" svg:y="6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3.5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68cm" svg:height="0.594cm" svg:x="10.695cm" svg:y="7.29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3.033cm" svg:height="0.593cm" svg:x="10.438cm" svg:y="2.29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2" draw:text-style-name="P1" draw:layer="layout" svg:width="2cm" svg:height="2cm" svg:x="13.813cm" svg:y="4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96cm" svg:height="0.594cm" svg:x="13.817cm" svg:y="5.2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" draw:text-style-name="P1" draw:layer="layout" svg:width="2cm" svg:height="2cm" svg:x="15.813cm" svg:y="6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083cm" svg:height="0.594cm" svg:x="15.813cm" svg:y="7.29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5" draw:text-style-name="P1" draw:layer="layout" svg:width="2.5cm" svg:height="2.5cm" svg:x="17.813cm" svg:y="8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931cm" svg:height="0.607cm" svg:x="18.007cm" svg:y="9.528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5" draw:text-style-name="P1" draw:layer="layout" svg:width="2cm" svg:height="2.5cm" svg:x="13.813cm" svg:y="8.63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696cm" svg:height="0.725cm" svg:x="17.813cm" svg:y="3.76cm">
          <draw:text-box>
            <text:p><text:span text:style-name="T1">(-sym)</text:span></text:p>
          </draw:text-box>
        </draw:frame>
        <draw:custom-shape draw:style-name="gr4" draw:text-style-name="P1" draw:layer="layout" svg:width="10cm" svg:height="10cm" svg:x="10.313cm" svg:y="1.1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813cm" svg:height="0.607cm" svg:x="13.817cm" svg:y="9.54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1.81cm" svg:height="0.607cm" svg:x="11.063cm" svg:y="9.528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g>
          <draw:custom-shape draw:style-name="gr5" draw:text-style-name="P1" draw:layer="layout" svg:width="3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3.5cm" svg:x="2.313cm" svg:y="0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.313cm" svg:y1="0.885cm" svg:x2="5.813cm" svg:y2="4.385cm">
            <text:p/>
          </draw:line>
        </draw:g>
        <draw:g>
          <draw:custom-shape draw:style-name="gr5" draw:text-style-name="P1" draw:layer="layout" svg:width="2cm" svg:height="2cm" svg:x="5.813cm" svg:y="4.88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5.5cm" svg:height="2cm" svg:x="2.313cm" svg:y="4.88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5.813cm" svg:y1="4.885cm" svg:x2="7.813cm" svg:y2="6.885cm">
            <text:p/>
          </draw:line>
        </draw:g>
        <draw:g>
          <draw:custom-shape draw:style-name="gr5" draw:text-style-name="P1" draw:layer="layout" svg:width="2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cm" svg:x="15.813cm" svg:y="11.6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5.813cm" svg:y1="11.635cm" svg:x2="17.813cm" svg:y2="13.635cm">
            <text:p/>
          </draw:line>
        </draw:g>
        <draw:g>
          <draw:custom-shape draw:style-name="gr5" draw:text-style-name="P1" draw:layer="layout" svg:width="2.5cm" svg:height="2.5cm" svg:x="17.813cm" svg:y="14.1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4.5cm" svg:height="2.5cm" svg:x="15.813cm" svg:y="14.135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7.813cm" svg:y1="14.135cm" svg:x2="20.313cm" svg:y2="16.635cm">
            <text:p/>
          </draw:line>
        </draw:g>
        <draw:frame draw:style-name="gr3" draw:layer="layout" svg:width="0.705cm" svg:height="0.533cm" svg:x="1.188cm" svg:y="2.385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3" draw:layer="layout" svg:width="0.704cm" svg:height="0.534cm" svg:x="0.984cm" svg:y="5.476cm"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frame draw:style-name="gr3" xml:id="id10" draw:id="id10" draw:layer="layout" svg:width="0.669cm" svg:height="0.534cm" svg:x="1.657cm" svg:y="0.38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xml:id="id14" draw:id="id14" draw:layer="layout" svg:width="0.669cm" svg:height="0.534cm" svg:x="4.157cm" svg:y="2.726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xml:id="id13" draw:id="id13" draw:layer="layout" svg:width="0.68cm" svg:height="0.534cm" svg:x="4.157cm" svg:y="0.385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xml:id="id12" draw:id="id12" draw:layer="layout" svg:width="0.66cm" svg:height="0.534cm" svg:x="1.657cm" svg:y="3.351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3" xml:id="id11" draw:id="id11" draw:layer="layout" svg:width="0.669cm" svg:height="0.534cm" svg:x="1.657cm" svg:y="1.851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xml:id="id17" draw:id="id17" draw:layer="layout" svg:width="0.878cm" svg:height="0.534cm" svg:x="0.282cm" svg:y="1.851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xml:id="id18" draw:id="id18" draw:layer="layout" svg:width="0.876cm" svg:height="0.479cm" svg:x="0.281cm" svg:y="3.38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3" xml:id="id15" draw:id="id15" draw:layer="layout" svg:width="0.906cm" svg:height="0.534cm" svg:x="5.407cm" svg:y="0.38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3" xml:id="id16" draw:id="id16" draw:layer="layout" svg:width="0.799cm" svg:height="0.528cm" svg:x="5.483cm" svg:y="2.73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8" draw:text-style-name="P3" draw:layer="layout" draw:type="line" svg:x1="1.991cm" svg:y1="0.919cm" svg:x2="1.991cm" svg:y2="1.851cm" draw:start-shape="id10" draw:start-glue-point="2" draw:end-shape="id11" draw:end-glue-point="0" svg:d="m1991 919v932" svg:viewBox="0 0 1 933">
          <text:p/>
        </draw:connector>
        <draw:connector draw:style-name="gr8" draw:text-style-name="P3" draw:layer="layout" draw:type="line" svg:x1="1.991cm" svg:y1="2.385cm" svg:x2="1.987cm" svg:y2="3.351cm" draw:start-shape="id11" draw:start-glue-point="2" draw:end-shape="id12" draw:end-glue-point="0" svg:d="m1991 2385-4 966" svg:viewBox="0 0 5 967">
          <text:p/>
        </draw:connector>
        <draw:connector draw:style-name="gr8" draw:text-style-name="P3" draw:layer="layout" draw:type="line" svg:x1="4.497cm" svg:y1="0.919cm" svg:x2="4.491cm" svg:y2="2.726cm" draw:start-shape="id13" draw:end-shape="id14" draw:end-glue-point="0" svg:d="m4497 919-6 1807" svg:viewBox="0 0 7 1808">
          <text:p/>
        </draw:connector>
        <draw:connector draw:style-name="gr6" draw:text-style-name="P3" draw:layer="layout" draw:type="line" svg:x1="4.837cm" svg:y1="0.652cm" svg:x2="5.407cm" svg:y2="0.652cm" draw:start-shape="id13" draw:start-glue-point="1" draw:end-shape="id15" draw:end-glue-point="3" svg:d="m4837 652h570" svg:viewBox="0 0 571 1">
          <text:p/>
        </draw:connector>
        <draw:connector draw:style-name="gr6" draw:text-style-name="P3" draw:layer="layout" draw:type="line" svg:x1="4.826cm" svg:y1="2.993cm" svg:x2="5.483cm" svg:y2="2.996cm" draw:start-shape="id14" draw:start-glue-point="1" draw:end-shape="id16" draw:end-glue-point="3" svg:d="m4826 2993 657 3" svg:viewBox="0 0 658 4">
          <text:p/>
        </draw:connector>
        <draw:connector draw:style-name="gr6" draw:text-style-name="P3" draw:layer="layout" draw:type="line" svg:x1="1.657cm" svg:y1="2.118cm" svg:x2="1.16cm" svg:y2="2.118cm" draw:start-shape="id11" draw:start-glue-point="3" draw:end-shape="id17" draw:end-glue-point="1" svg:d="m1657 2118h-497" svg:viewBox="0 0 498 1">
          <text:p/>
        </draw:connector>
        <draw:connector draw:style-name="gr6" draw:text-style-name="P3" draw:layer="layout" draw:type="line" svg:x1="1.657cm" svg:y1="3.618cm" svg:x2="1.157cm" svg:y2="3.624cm" draw:start-shape="id12" draw:start-glue-point="3" draw:end-shape="id18" svg:d="m1657 3618-500 6" svg:viewBox="0 0 501 7">
          <text:p/>
        </draw:connector>
        <draw:connector draw:style-name="gr8" draw:text-style-name="P3" draw:layer="layout" draw:type="line" svg:x1="1.991cm" svg:y1="0.919cm" svg:x2="4.491cm" svg:y2="2.726cm" draw:start-shape="id10" draw:start-glue-point="2" draw:end-shape="id14" draw:end-glue-point="0" svg:d="m1991 919 2500 1807" svg:viewBox="0 0 2501 18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faure </meta:initial-creator>
    <meta:creation-date>2012-04-19T16:46:23</meta:creation-date>
    <dc:date>2013-09-06T21:22:17</dc:date>
    <dc:creator>ffaure </dc:creator>
    <meta:editing-duration>PT5H58M29S</meta:editing-duration>
    <meta:editing-cycles>30</meta:editing-cycles>
    <meta:generator>LibreOffice/3.5$Linux_X86_64 LibreOffice_project/350m1$Build-2</meta:generator>
    <meta:document-statistic meta:object-count="379"/>
  </office:meta>
</office:document-meta>
</file>

<file path=Object 1/content.xml><?xml version="1.0" encoding="utf-8"?>
<math xmlns="http://www.w3.org/1998/Math/MathML">
  <semantics>
    <mrow>
      <mi>M</mi>
    </mrow>
    <annotation encoding="StarMath 5.0">M</annotation>
  </semantics>
</math>
</file>

<file path=Object 10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100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01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08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109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1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11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12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113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114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15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16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17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18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19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2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120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21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22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2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124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25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126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12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2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13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130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131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132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133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134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135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136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137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14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15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16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17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18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19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2/content.xml><?xml version="1.0" encoding="utf-8"?>
<math xmlns="http://www.w3.org/1998/Math/MathML">
  <semantics>
    <mrow>
      <mi>J</mi>
    </mrow>
    <annotation encoding="StarMath 5.0">J</annotation>
  </semantics>
</math>
</file>

<file path=Object 20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21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22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23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2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2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26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27/content.xml><?xml version="1.0" encoding="utf-8"?>
<math xmlns="http://www.w3.org/1998/Math/MathML">
  <semantics>
    <mrow>
      <msub>
        <mi>X</mi>
        <mi>e</mi>
      </msub>
    </mrow>
    <annotation encoding="StarMath 5.0">X_e</annotation>
  </semantics>
</math>
</file>

<file path=Object 28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29/content.xml><?xml version="1.0" encoding="utf-8"?>
<math xmlns="http://www.w3.org/1998/Math/MathML">
  <semantics>
    <mrow>
      <msub>
        <mi>X</mi>
        <mi>c</mi>
      </msub>
    </mrow>
    <annotation encoding="StarMath 5.0">X_c</annotation>
  </semantics>
</math>
</file>

<file path=Object 3/content.xml><?xml version="1.0" encoding="utf-8"?>
<math xmlns="http://www.w3.org/1998/Math/MathML">
  <semantics>
    <mrow>
      <mi>x</mi>
    </mrow>
    <annotation encoding="StarMath 5.0">x</annotation>
  </semantics>
</math>
</file>

<file path=Object 30/content.xml><?xml version="1.0" encoding="utf-8"?>
<math xmlns="http://www.w3.org/1998/Math/MathML">
  <semantics>
    <mrow>
      <msub>
        <mi>X</mi>
        <mi>b</mi>
      </msub>
    </mrow>
    <annotation encoding="StarMath 5.0">X_b</annotation>
  </semantics>
</math>
</file>

<file path=Object 31/content.xml><?xml version="1.0" encoding="utf-8"?>
<math xmlns="http://www.w3.org/1998/Math/MathML">
  <semantics>
    <mrow>
      <msub>
        <mi>M</mi>
        <mrow>
          <mi mathvariant="italic">bb</mi>
        </mrow>
      </msub>
    </mrow>
    <annotation encoding="StarMath 5.0">M_{bb}</annotation>
  </semantics>
</math>
</file>

<file path=Object 32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3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34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35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36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37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38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C</mi>
        <mrow>
          <mo stretchy="false">β</mo>
          <mo stretchy="false">β</mo>
        </mrow>
      </msub>
      <msub>
        <mi>J</mi>
        <mrow>
          <mo stretchy="false">β</mo>
          <mn>0</mn>
        </mrow>
      </msub>
    </mrow>
    <annotation encoding="StarMath 5.0">J_{%beta 0}^{T}C_{%beta %beta}J_{%beta 0}</annotation>
  </semantics>
</math>
</file>

<file path=Object 39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4/content.xml><?xml version="1.0" encoding="utf-8"?>
<math xmlns="http://www.w3.org/1998/Math/MathML">
  <semantics>
    <mrow>
      <mrow>
        <mo stretchy="false">−</mo>
        <msup>
          <mi>J</mi>
          <mi>T</mi>
        </msup>
      </mrow>
    </mrow>
    <annotation encoding="StarMath 5.0">-J^T</annotation>
  </semantics>
</math>
</file>

<file path=Object 40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41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42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43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44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45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46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47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4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49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50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1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52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53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54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55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56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57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58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59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6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60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61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62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63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

<file path=Object 64/content.xml><?xml version="1.0" encoding="utf-8"?>
<math xmlns="http://www.w3.org/1998/Math/MathML">
  <semantics>
    <mrow>
      <msub>
        <mi>f</mi>
        <mi>d</mi>
      </msub>
    </mrow>
    <annotation encoding="StarMath 5.0">f_d</annotation>
  </semantics>
</math>
</file>

<file path=Object 65/content.xml><?xml version="1.0" encoding="utf-8"?>
<math xmlns="http://www.w3.org/1998/Math/MathML">
  <semantics>
    <mrow>
      <msub>
        <mi>f</mi>
        <mi>a</mi>
      </msub>
    </mrow>
    <annotation encoding="StarMath 5.0">f_a</annotation>
  </semantics>
</math>
</file>

<file path=Object 66/content.xml><?xml version="1.0" encoding="utf-8"?>
<math xmlns="http://www.w3.org/1998/Math/MathML">
  <semantics>
    <mrow>
      <msub>
        <mi>J</mi>
        <mrow>
          <mi mathvariant="italic">a0</mi>
        </mrow>
      </msub>
    </mrow>
    <annotation encoding="StarMath 5.0">J_{a0}</annotation>
  </semantics>
</math>
</file>

<file path=Object 67/content.xml><?xml version="1.0" encoding="utf-8"?>
<math xmlns="http://www.w3.org/1998/Math/MathML">
  <semantics>
    <mrow>
      <msub>
        <mi>J</mi>
        <mrow>
          <mi mathvariant="italic">d0</mi>
        </mrow>
      </msub>
    </mrow>
    <annotation encoding="StarMath 5.0">J_{d0}</annotation>
  </semantics>
</math>
</file>

<file path=Object 68/content.xml><?xml version="1.0" encoding="utf-8"?>
<math xmlns="http://www.w3.org/1998/Math/MathML">
  <semantics>
    <mrow>
      <msub>
        <mi>J</mi>
        <mrow>
          <mo stretchy="false">α</mo>
          <mn>0</mn>
        </mrow>
      </msub>
    </mrow>
    <annotation encoding="StarMath 5.0">J_{%alpha 0}</annotation>
  </semantics>
</math>
</file>

<file path=Object 69/content.xml><?xml version="1.0" encoding="utf-8"?>
<math xmlns="http://www.w3.org/1998/Math/MathML">
  <semantics>
    <mrow>
      <msub>
        <mi>J</mi>
        <mrow>
          <mo stretchy="false">β</mo>
          <mn>0</mn>
        </mrow>
      </msub>
    </mrow>
    <annotation encoding="StarMath 5.0">J_{%beta 0}</annotation>
  </semantics>
</math>
</file>

<file path=Object 7/content.xml><?xml version="1.0" encoding="utf-8"?>
<math xmlns="http://www.w3.org/1998/Math/MathML">
  <semantics>
    <mrow>
      <mi>f</mi>
    </mrow>
    <annotation encoding="StarMath 5.0">f</annotation>
  </semantics>
</math>
</file>

<file path=Object 70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1/content.xml><?xml version="1.0" encoding="utf-8"?>
<math xmlns="http://www.w3.org/1998/Math/MathML">
  <semantics>
    <mrow>
      <msubsup>
        <mi>J</mi>
        <mrow>
          <mi mathvariant="italic">a0</mi>
        </mrow>
        <mrow>
          <mi>T</mi>
        </mrow>
      </msubsup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a0}^{T}J_{ba}^{T}M_{bb}J_{ba}J_{a0}</annotation>
  </semantics>
</math>
</file>

<file path=Object 72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73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J</mi>
        <mrow>
          <mi mathvariant="italic">cb</mi>
        </mrow>
      </msub>
      <msub>
        <mi>J</mi>
        <mrow>
          <mi mathvariant="italic">ba</mi>
        </mrow>
      </msub>
      <msub>
        <mi>J</mi>
        <mrow>
          <mi mathvariant="italic">a0</mi>
        </mrow>
      </msub>
    </mrow>
    <annotation encoding="StarMath 5.0">J_{%alpha 0}^{T}J_{cb}J_{ba}J_{a0}</annotation>
  </semantics>
</math>
</file>

<file path=Object 74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d</mi>
        </mrow>
      </msub>
      <msub>
        <mi>J</mi>
        <mrow>
          <mi mathvariant="italic">d0</mi>
        </mrow>
      </msub>
    </mrow>
    <annotation encoding="StarMath 5.0">J_{%beta 0}^{T}J_{ed}J_{d0}</annotation>
  </semantics>
</math>
</file>

<file path=Object 75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76/content.xml><?xml version="1.0" encoding="utf-8"?>
<math xmlns="http://www.w3.org/1998/Math/MathML">
  <semantics>
    <mrow>
      <msubsup>
        <mi>J</mi>
        <mrow>
          <mo stretchy="false">α</mo>
          <mn>0</mn>
        </mrow>
        <mrow>
          <mi>T</mi>
        </mrow>
      </msubsup>
      <msub>
        <mi>C</mi>
        <mrow>
          <mo stretchy="false">α</mo>
          <mo stretchy="false">α</mo>
        </mrow>
      </msub>
      <msub>
        <mi>J</mi>
        <mrow>
          <mo stretchy="false">α</mo>
          <mn>0</mn>
        </mrow>
      </msub>
    </mrow>
    <annotation encoding="StarMath 5.0">J_{%alpha 0}^{T}C_{%alpha %alpha}J_{%alpha 0}</annotation>
  </semantics>
</math>
</file>

<file path=Object 77/content.xml><?xml version="1.0" encoding="utf-8"?>
<math xmlns="http://www.w3.org/1998/Math/MathML">
  <semantics>
    <mrow>
      <msubsup>
        <mi>J</mi>
        <mrow>
          <mi mathvariant="italic">a0</mi>
        </mrow>
        <mi>T</mi>
      </msubsup>
      <msub>
        <mi>x</mi>
        <mi>a</mi>
      </msub>
    </mrow>
    <annotation encoding="StarMath 5.0">J_{a0}^T x_a  </annotation>
  </semantics>
</math>
</file>

<file path=Object 78/content.xml><?xml version="1.0" encoding="utf-8"?>
<math xmlns="http://www.w3.org/1998/Math/MathML">
  <semantics>
    <mrow>
      <msub>
        <mi>M</mi>
        <mrow>
          <mi mathvariant="italic">dd</mi>
        </mrow>
      </msub>
    </mrow>
    <annotation encoding="StarMath 5.0">M_{dd}</annotation>
  </semantics>
</math>
</file>

<file path=Object 79/content.xml><?xml version="1.0" encoding="utf-8"?>
<math xmlns="http://www.w3.org/1998/Math/MathML">
  <semantics>
    <mrow>
      <msubsup>
        <mi>J</mi>
        <mrow>
          <mi mathvariant="italic">d0</mi>
        </mrow>
        <mrow>
          <mi>T</mi>
        </mrow>
      </msubsup>
      <msub>
        <mi>M</mi>
        <mrow>
          <mi mathvariant="italic">dd</mi>
        </mrow>
      </msub>
      <msub>
        <mi>J</mi>
        <mrow>
          <mi mathvariant="italic">d0</mi>
        </mrow>
      </msub>
    </mrow>
    <annotation encoding="StarMath 5.0">J_{d0}^{T}M_{dd}J_{d0}</annotation>
  </semantics>
</math>
</file>

<file path=Object 8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80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81/content.xml><?xml version="1.0" encoding="utf-8"?>
<math xmlns="http://www.w3.org/1998/Math/MathML">
  <semantics>
    <mrow>
      <msubsup>
        <mi>J</mi>
        <mrow>
          <mo stretchy="false">β</mo>
          <mn>0</mn>
        </mrow>
        <mrow>
          <mi>T</mi>
        </mrow>
      </msubsup>
      <msub>
        <mi>J</mi>
        <mrow>
          <mi mathvariant="italic">ea</mi>
        </mrow>
      </msub>
      <msub>
        <mi>J</mi>
        <mrow>
          <mi mathvariant="italic">a0</mi>
        </mrow>
      </msub>
    </mrow>
    <annotation encoding="StarMath 5.0">J_{%beta 0}^{T}J_{ea}J_{a0}</annotation>
  </semantics>
</math>
</file>

<file path=Object 82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83/content.xml><?xml version="1.0" encoding="utf-8"?>
<math xmlns="http://www.w3.org/1998/Math/MathML">
  <semantics>
    <mrow>
      <msubsup>
        <mi>J</mi>
        <mrow>
          <mi mathvariant="italic">a0</mi>
        </mrow>
        <mi>T</mi>
      </msubsup>
      <msub>
        <mi>x</mi>
        <mi>a</mi>
      </msub>
    </mrow>
    <annotation encoding="StarMath 5.0">J_{a0}^T x_a  </annotation>
  </semantics>
</math>
</file>

<file path=Object 87/content.xml><?xml version="1.0" encoding="utf-8"?>
<math xmlns="http://www.w3.org/1998/Math/MathML">
  <semantics>
    <mrow>
      <msub>
        <mi>J</mi>
        <mrow>
          <mi mathvariant="italic">cb</mi>
        </mrow>
      </msub>
      <msub>
        <mi>J</mi>
        <mrow>
          <mi mathvariant="italic">ba</mi>
        </mrow>
      </msub>
    </mrow>
    <annotation encoding="StarMath 5.0">J_{cb}J_{ba}</annotation>
  </semantics>
</math>
</file>

<file path=Object 88/content.xml><?xml version="1.0" encoding="utf-8"?>
<math xmlns="http://www.w3.org/1998/Math/MathML">
  <semantics>
    <mrow>
      <msubsup>
        <mi>J</mi>
        <mrow>
          <mi mathvariant="italic">ba</mi>
        </mrow>
        <mrow>
          <mi>T</mi>
        </mrow>
      </msubsup>
      <msub>
        <mi>M</mi>
        <mrow>
          <mi mathvariant="italic">bb</mi>
        </mrow>
      </msub>
      <msub>
        <mi>J</mi>
        <mrow>
          <mi mathvariant="italic">ba</mi>
        </mrow>
      </msub>
    </mrow>
    <annotation encoding="StarMath 5.0">J_{ba}^{T}M_{bb}J_{ba}</annotation>
  </semantics>
</math>
</file>

<file path=Object 9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0/content.xml><?xml version="1.0" encoding="utf-8"?>
<math xmlns="http://www.w3.org/1998/Math/MathML">
  <semantics>
    <mrow>
      <msub>
        <mi>C</mi>
        <mrow>
          <mo stretchy="false">α</mo>
          <mo stretchy="false">α</mo>
        </mrow>
      </msub>
    </mrow>
    <annotation encoding="StarMath 5.0">C_{%alpha %alpha}</annotation>
  </semantics>
</math>
</file>

<file path=Object 91/content.xml><?xml version="1.0" encoding="utf-8"?>
<math xmlns="http://www.w3.org/1998/Math/MathML">
  <semantics>
    <mrow>
      <msub>
        <mi>C</mi>
        <mrow>
          <mo stretchy="false">β</mo>
          <mo stretchy="false">β</mo>
        </mrow>
      </msub>
    </mrow>
    <annotation encoding="StarMath 5.0">C_{%beta %beta}</annotation>
  </semantics>
</math>
</file>

<file path=Object 92/content.xml><?xml version="1.0" encoding="utf-8"?>
<math xmlns="http://www.w3.org/1998/Math/MathML">
  <semantics>
    <mrow>
      <msub>
        <mi>J</mi>
        <mrow>
          <mi mathvariant="italic">ed</mi>
        </mrow>
      </msub>
    </mrow>
    <annotation encoding="StarMath 5.0">J_{ed}</annotation>
  </semantics>
</math>
</file>

<file path=Object 93/content.xml><?xml version="1.0" encoding="utf-8"?>
<math xmlns="http://www.w3.org/1998/Math/MathML">
  <semantics>
    <mrow>
      <msub>
        <mi>J</mi>
        <mrow>
          <mi mathvariant="italic">ea</mi>
        </mrow>
      </msub>
    </mrow>
    <annotation encoding="StarMath 5.0">J_{ea}</annotation>
  </semantics>
</math>
</file>

<file path=Object 94/content.xml><?xml version="1.0" encoding="utf-8"?>
<math xmlns="http://www.w3.org/1998/Math/MathML">
  <semantics>
    <mrow>
      <msub>
        <mi>x</mi>
        <mi>a</mi>
      </msub>
    </mrow>
    <annotation encoding="StarMath 5.0">x_a</annotation>
  </semantics>
</math>
</file>

<file path=Object 95/content.xml><?xml version="1.0" encoding="utf-8"?>
<math xmlns="http://www.w3.org/1998/Math/MathML">
  <semantics>
    <mrow>
      <msub>
        <mi>x</mi>
        <mi>d</mi>
      </msub>
    </mrow>
    <annotation encoding="StarMath 5.0">x_d</annotation>
  </semantics>
</math>
</file>

<file path=Object 96/content.xml><?xml version="1.0" encoding="utf-8"?>
<math xmlns="http://www.w3.org/1998/Math/MathML">
  <semantics>
    <mrow>
      <msub>
        <mo stretchy="false">λ</mo>
        <mo stretchy="false">α</mo>
      </msub>
    </mrow>
    <annotation encoding="StarMath 5.0">%lambda_%alpha</annotation>
  </semantics>
</math>
</file>

<file path=Object 97/content.xml><?xml version="1.0" encoding="utf-8"?>
<math xmlns="http://www.w3.org/1998/Math/MathML">
  <semantics>
    <mrow>
      <msub>
        <mo stretchy="false">λ</mo>
        <mo stretchy="false">β</mo>
      </msub>
    </mrow>
    <annotation encoding="StarMath 5.0">%lambda_%beta</annotation>
  </semantics>
</math>
</file>

<file path=Object 98/content.xml><?xml version="1.0" encoding="utf-8"?>
<math xmlns="http://www.w3.org/1998/Math/MathML">
  <semantics>
    <mrow>
      <msub>
        <mo stretchy="false">ϕ</mo>
        <mo stretchy="false">α</mo>
      </msub>
    </mrow>
    <annotation encoding="StarMath 5.0">%phi_%alpha</annotation>
  </semantics>
</math>
</file>

<file path=Object 99/content.xml><?xml version="1.0" encoding="utf-8"?>
<math xmlns="http://www.w3.org/1998/Math/MathML">
  <semantics>
    <mrow>
      <msub>
        <mo stretchy="false">ϕ</mo>
        <mo stretchy="false">β</mo>
      </msub>
    </mrow>
    <annotation encoding="StarMath 5.0">%phi_%beta</annotation>
  </semantics>
</math>
</file>